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loext:graphic-properties draw:fill="solid" draw:fill-color="#1f1f1f"/>
      <style:paragraph-properties fo:line-height="135%" fo:background-color="#1f1f1f"/>
    </style:style>
    <style:style style:name="P3" style:family="paragraph" style:parent-style-name="Standard">
      <loext:graphic-properties draw:fill="solid" draw:fill-color="#1f1f1f"/>
      <style:paragraph-properties fo:line-height="135%" fo:background-color="#1f1f1f"/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P4" style:family="paragraph" style:parent-style-name="Standard">
      <style:paragraph-properties fo:margin-left="0.5in" fo:margin-right="0in" fo:text-indent="0.5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c586c0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4" style:family="text">
      <style:text-properties fo:color="#9cdcfe" style:font-name="Courier New" fo:font-size="10.5pt" style:font-name-asian="Courier New1" style:font-size-asian="10.5pt" style:font-name-complex="Courier New1" style:font-size-complex="10.5pt"/>
    </style:style>
    <style:style style:name="T5" style:family="text">
      <style:text-properties fo:color="#ce9178" style:font-name="Courier New" fo:font-size="10.5pt" style:font-name-asian="Courier New1" style:font-size-asian="10.5pt" style:font-name-complex="Courier New1" style:font-size-complex="10.5pt"/>
    </style:style>
    <style:style style:name="T6" style:family="text">
      <style:text-properties fo:color="#569cd6" style:font-name="Courier New" fo:font-size="10.5pt" style:font-name-asian="Courier New1" style:font-size-asian="10.5pt" style:font-name-complex="Courier New1" style:font-size-complex="10.5pt"/>
    </style:style>
    <style:style style:name="T7" style:family="text">
      <style:text-properties fo:color="#dcdcaa" style:font-name="Courier New" fo:font-size="10.5pt" style:font-name-asian="Courier New1" style:font-size-asian="10.5pt" style:font-name-complex="Courier New1" style:font-size-complex="10.5pt"/>
    </style:style>
    <style:style style:name="T8" style:family="text">
      <style:text-properties fo:color="#d4d4d4" style:font-name="Courier New" fo:font-size="10.5pt" style:font-name-asian="Courier New1" style:font-size-asian="10.5pt" style:font-name-complex="Courier New1" style:font-size-complex="10.5pt"/>
    </style:style>
    <style:style style:name="T9" style:family="text">
      <style:text-properties fo:color="#4fc1ff" style:font-name="Courier New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6a9955" style:font-name="Courier New" fo:font-size="10.5pt" style:font-name-asian="Courier New1" style:font-size-asian="10.5pt" style:font-name-complex="Courier New1" style:font-size-complex="10.5pt"/>
    </style:style>
    <style:style style:name="T11" style:family="text">
      <style:text-properties fo:color="#808080" style:font-name="Courier New" fo:font-size="10.5pt" style:font-name-asian="Courier New1" style:font-size-asian="10.5pt" style:font-name-complex="Courier New1" style:font-size-complex="10.5pt"/>
    </style:style>
    <style:style style:name="T12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DESENVOLVIMENTO DE APLICAÇÕES WEB I</text:span></text:p>
      <text:p text:style-name="P1"/>
      <text:p text:style-name="Standard">ALUNAS: <text:tab/>ALINY ALVES DUTRA</text:p>
      <text:p text:style-name="Standard"><text:tab/> <text:s text:c="3"/><text:tab/>ANA CRISTINA THIERSCH DA CRUZ</text:p>
      <text:p text:style-name="P4">STHEFFANY CRUVINEL MARTINS</text:p>
      <text:p text:style-name="P4"/>
      <text:p text:style-name="P5">Passo 1) Crie a pasta para essa atividade:</text:p>
      <text:p text:style-name="P5">mkdir etapa4</text:p>
      <text:p text:style-name="P5"/>
      <text:p text:style-name="P5">Passo 2) Entre dentro dessa pasta e dê o comando:</text:p>
      <text:p text:style-name="P5">create-react-app frontend</text:p>
      <text:p text:style-name="P5"/>
      <text:p text:style-name="P5">Passo 3) Entre dentro da pasta src (etapa4/frontend/src) </text:p>
      <text:p text:style-name="P5">cd src</text:p>
      <text:p text:style-name="P5"/>
      <text:p text:style-name="P5">Passo 4) Crie um arquivo Formulario.js e entre nesse arquivo</text:p>
      <text:p text:style-name="P5">touch Formulario.js</text:p>
      <text:p text:style-name="P5">nano Formulario.js</text:p>
      <text:p text:style-name="P5"/>
      <text:p text:style-name="P5">Passo 5) Cole o seguinte script no arquivo:</text:p>
      <text:p text:style-name="P2"><text:soft-page-break/><text:span text:style-name="T2">import</text:span><text:span text:style-name="T3"> </text:span><text:span text:style-name="T4">React</text:span><text:span text:style-name="T3">, { </text:span><text:span text:style-name="T4">useState</text:span><text:span text:style-name="T3"> } </text:span><text:span text:style-name="T2">from</text:span><text:span text:style-name="T3"> </text:span><text:span text:style-name="T5">'react'</text:span><text:span text:style-name="T3">;</text:span></text:p>
      <text:p text:style-name="P3"/>
      <text:p text:style-name="P2"><text:span text:style-name="T6">const</text:span><text:span text:style-name="T3"> </text:span><text:span text:style-name="T7">Formulario</text:span><text:span text:style-name="T3"> </text:span><text:span text:style-name="T8">=</text:span><text:span text:style-name="T3"> () </text:span><text:span text:style-name="T6">=&gt;</text:span><text:span text:style-name="T3"> {</text:span></text:p>
      <text:p text:style-name="P2"><text:span text:style-name="T3"><text:s/></text:span><text:span text:style-name="T6">const</text:span><text:span text:style-name="T3"> [</text:span><text:span text:style-name="T9">texto</text:span><text:span text:style-name="T3">, </text:span><text:span text:style-name="T7">setTexto</text:span><text:span text:style-name="T3">] </text:span><text:span text:style-name="T8">=</text:span><text:span text:style-name="T3"> </text:span><text:span text:style-name="T7">useState</text:span><text:span text:style-name="T3">(</text:span><text:span text:style-name="T5">''</text:span><text:span text:style-name="T3">);</text:span></text:p>
      <text:p text:style-name="P2"><text:span text:style-name="T3"><text:s/></text:span><text:span text:style-name="T6">const</text:span><text:span text:style-name="T3"> [</text:span><text:span text:style-name="T9">inteiro</text:span><text:span text:style-name="T3">, </text:span><text:span text:style-name="T7">setInteiro</text:span><text:span text:style-name="T3">] </text:span><text:span text:style-name="T8">=</text:span><text:span text:style-name="T3"> </text:span><text:span text:style-name="T7">useState</text:span><text:span text:style-name="T3">(</text:span><text:span text:style-name="T5">''</text:span><text:span text:style-name="T3">);</text:span></text:p>
      <text:p text:style-name="P2"><text:span text:style-name="T3"><text:s/></text:span><text:span text:style-name="T6">const</text:span><text:span text:style-name="T3"> [</text:span><text:span text:style-name="T9">booleano</text:span><text:span text:style-name="T3">, </text:span><text:span text:style-name="T7">setBooleano</text:span><text:span text:style-name="T3">] </text:span><text:span text:style-name="T8">=</text:span><text:span text:style-name="T3"> </text:span><text:span text:style-name="T7">useState</text:span><text:span text:style-name="T3">(</text:span><text:span text:style-name="T6">false</text:span><text:span text:style-name="T3">);</text:span></text:p>
      <text:p text:style-name="P2"><text:span text:style-name="T3"><text:s/></text:span><text:span text:style-name="T6">const</text:span><text:span text:style-name="T3"> [</text:span><text:span text:style-name="T9">opcaoSelecionada</text:span><text:span text:style-name="T3">, </text:span><text:span text:style-name="T7">setOpcaoSelecionada</text:span><text:span text:style-name="T3">] </text:span><text:span text:style-name="T8">=</text:span><text:span text:style-name="T3"> </text:span><text:span text:style-name="T7">useState</text:span><text:span text:style-name="T3">(</text:span><text:span text:style-name="T5">''</text:span><text:span text:style-name="T3">);</text:span></text:p>
      <text:p text:style-name="P2"><text:span text:style-name="T3"><text:s/></text:span><text:span text:style-name="T6">const</text:span><text:span text:style-name="T3"> [</text:span><text:span text:style-name="T9">opcaoRadio</text:span><text:span text:style-name="T3">, </text:span><text:span text:style-name="T7">setOpcaoRadio</text:span><text:span text:style-name="T3">] </text:span><text:span text:style-name="T8">=</text:span><text:span text:style-name="T3"> </text:span><text:span text:style-name="T7">useState</text:span><text:span text:style-name="T3">(</text:span><text:span text:style-name="T5">''</text:span><text:span text:style-name="T3">);</text:span></text:p>
      <text:p text:style-name="P3"/>
      <text:p text:style-name="P2"><text:span text:style-name="T3"><text:s/></text:span><text:span text:style-name="T6">const</text:span><text:span text:style-name="T3"> </text:span><text:span text:style-name="T7">handleSubmit</text:span><text:span text:style-name="T3"> </text:span><text:span text:style-name="T8">=</text:span><text:span text:style-name="T3"> (</text:span><text:span text:style-name="T4">e</text:span><text:span text:style-name="T3">) </text:span><text:span text:style-name="T6">=&gt;</text:span><text:span text:style-name="T3"> {</text:span></text:p>
      <text:p text:style-name="P2"><text:span text:style-name="T3"><text:s text:c="3"/></text:span><text:span text:style-name="T4">e</text:span><text:span text:style-name="T3">.</text:span><text:span text:style-name="T7">preventDefault</text:span><text:span text:style-name="T3">();</text:span></text:p>
      <text:p text:style-name="P2"><text:span text:style-name="T3"><text:s text:c="3"/></text:span><text:span text:style-name="T10">// Aqui você pode fazer algo com os dados do formulário</text:span></text:p>
      <text:p text:style-name="P2"><text:span text:style-name="T3"><text:s text:c="3"/></text:span><text:span text:style-name="T4">console</text:span><text:span text:style-name="T3">.</text:span><text:span text:style-name="T7">log</text:span><text:span text:style-name="T3">({</text:span></text:p>
      <text:p text:style-name="P2"><text:span text:style-name="T3"><text:s text:c="5"/></text:span><text:span text:style-name="T4">texto</text:span><text:span text:style-name="T3">,</text:span></text:p>
      <text:p text:style-name="P2"><text:span text:style-name="T3"><text:s text:c="5"/></text:span><text:span text:style-name="T4">inteiro</text:span><text:span text:style-name="T3">,</text:span></text:p>
      <text:p text:style-name="P2"><text:span text:style-name="T3"><text:s text:c="5"/></text:span><text:span text:style-name="T4">booleano</text:span><text:span text:style-name="T3">,</text:span></text:p>
      <text:p text:style-name="P2"><text:span text:style-name="T3"><text:s text:c="5"/></text:span><text:span text:style-name="T4">opcaoSelecionada</text:span><text:span text:style-name="T3">,</text:span></text:p>
      <text:p text:style-name="P2"><text:span text:style-name="T3"><text:s text:c="5"/></text:span><text:span text:style-name="T4">opcaoRadio</text:span></text:p>
      <text:p text:style-name="P2"><text:span text:style-name="T3"><text:s text:c="3"/>});</text:span></text:p>
      <text:p text:style-name="P2"><text:span text:style-name="T3"><text:s/>};</text:span></text:p>
      <text:p text:style-name="P3"/>
      <text:p text:style-name="P2"><text:soft-page-break/><text:span text:style-name="T3"><text:s/></text:span><text:span text:style-name="T2">return</text:span><text:span text:style-name="T3"> (</text:span></text:p>
      <text:p text:style-name="P2"><text:span text:style-name="T3"><text:s text:c="3"/></text:span><text:span text:style-name="T11">&lt;</text:span><text:span text:style-name="T6">form</text:span><text:span text:style-name="T3"> </text:span><text:span text:style-name="T4">onSubmit</text:span><text:span text:style-name="T8">=</text:span><text:span text:style-name="T6">{</text:span><text:span text:style-name="T7">handleSubmit</text:span><text:span text:style-name="T6">}</text:span><text:span text:style-name="T11">&gt;</text:span></text:p>
      <text:p text:style-name="P2"><text:span text:style-name="T3"><text:s text:c="5"/></text:span><text:span text:style-name="T11">&lt;</text:span><text:span text:style-name="T6">label</text:span><text:span text:style-name="T11">&gt;</text:span></text:p>
      <text:p text:style-name="P2"><text:span text:style-name="T3"><text:s text:c="7"/>Texto:</text:span></text:p>
      <text:p text:style-name="P2"><text:span text:style-name="T3"><text:s text:c="7"/></text:span><text:span text:style-name="T11">&lt;</text:span><text:span text:style-name="T6">input</text:span><text:span text:style-name="T3"> </text:span><text:span text:style-name="T4">type</text:span><text:span text:style-name="T8">=</text:span><text:span text:style-name="T5">"text"</text:span><text:span text:style-name="T3"> </text:span><text:span text:style-name="T4">value</text:span><text:span text:style-name="T8">=</text:span><text:span text:style-name="T6">{</text:span><text:span text:style-name="T9">texto</text:span><text:span text:style-name="T6">}</text:span><text:span text:style-name="T3"> </text:span><text:span text:style-name="T4">onChange</text:span><text:span text:style-name="T8">=</text:span><text:span text:style-name="T6">{</text:span><text:span text:style-name="T8">(</text:span><text:span text:style-name="T4">e</text:span><text:span text:style-name="T8">) </text:span><text:span text:style-name="T6">=&gt;</text:span><text:span text:style-name="T8"> </text:span><text:span text:style-name="T7">setTexto</text:span><text:span text:style-name="T8">(</text:span><text:span text:style-name="T4">e</text:span><text:span text:style-name="T8">.</text:span><text:span text:style-name="T4">target</text:span><text:span text:style-name="T8">.</text:span><text:span text:style-name="T4">value</text:span><text:span text:style-name="T8">)</text:span><text:span text:style-name="T6">}</text:span><text:span text:style-name="T3"> </text:span><text:span text:style-name="T11">/&gt;</text:span></text:p>
      <text:p text:style-name="P2"><text:span text:style-name="T3"><text:s text:c="5"/></text:span><text:span text:style-name="T11">&lt;/</text:span><text:span text:style-name="T6">label</text:span><text:span text:style-name="T11">&gt;</text:span></text:p>
      <text:p text:style-name="P2"><text:span text:style-name="T3"><text:s text:c="5"/></text:span><text:span text:style-name="T11">&lt;</text:span><text:span text:style-name="T6">br</text:span><text:span text:style-name="T3"> </text:span><text:span text:style-name="T11">/&gt;</text:span></text:p>
      <text:p text:style-name="P2"><text:span text:style-name="T3"><text:s text:c="5"/></text:span><text:span text:style-name="T11">&lt;</text:span><text:span text:style-name="T6">label</text:span><text:span text:style-name="T11">&gt;</text:span></text:p>
      <text:p text:style-name="P2"><text:span text:style-name="T3"><text:s text:c="7"/>Inteiro:</text:span></text:p>
      <text:p text:style-name="P2"><text:span text:style-name="T3"><text:s text:c="7"/></text:span><text:span text:style-name="T11">&lt;</text:span><text:span text:style-name="T6">input</text:span><text:span text:style-name="T3"> </text:span><text:span text:style-name="T4">type</text:span><text:span text:style-name="T8">=</text:span><text:span text:style-name="T5">"number"</text:span><text:span text:style-name="T3"> </text:span><text:span text:style-name="T4">value</text:span><text:span text:style-name="T8">=</text:span><text:span text:style-name="T6">{</text:span><text:span text:style-name="T9">inteiro</text:span><text:span text:style-name="T6">}</text:span><text:span text:style-name="T3"> </text:span><text:span text:style-name="T4">onChange</text:span><text:span text:style-name="T8">=</text:span><text:span text:style-name="T6">{</text:span><text:span text:style-name="T8">(</text:span><text:span text:style-name="T4">e</text:span><text:span text:style-name="T8">) </text:span><text:span text:style-name="T6">=&gt;</text:span><text:span text:style-name="T8"> </text:span><text:span text:style-name="T7">setInteiro</text:span><text:span text:style-name="T8">(</text:span><text:span text:style-name="T7">parseInt</text:span><text:span text:style-name="T8">(</text:span><text:span text:style-name="T4">e</text:span><text:span text:style-name="T8">.</text:span><text:span text:style-name="T4">target</text:span><text:span text:style-name="T8">.</text:span><text:span text:style-name="T4">value</text:span><text:span text:style-name="T8">))</text:span><text:span text:style-name="T6">}</text:span><text:span text:style-name="T3"> </text:span><text:span text:style-name="T11">/&gt;</text:span></text:p>
      <text:p text:style-name="P2"><text:span text:style-name="T3"><text:s text:c="5"/></text:span><text:span text:style-name="T11">&lt;/</text:span><text:span text:style-name="T6">label</text:span><text:span text:style-name="T11">&gt;</text:span></text:p>
      <text:p text:style-name="P2"><text:span text:style-name="T3"><text:s text:c="5"/></text:span><text:span text:style-name="T11">&lt;</text:span><text:span text:style-name="T6">br</text:span><text:span text:style-name="T3"> </text:span><text:span text:style-name="T11">/&gt;</text:span></text:p>
      <text:p text:style-name="P2"><text:span text:style-name="T3"><text:s text:c="5"/></text:span><text:span text:style-name="T11">&lt;</text:span><text:span text:style-name="T6">label</text:span><text:span text:style-name="T11">&gt;</text:span></text:p>
      <text:p text:style-name="P2"><text:span text:style-name="T3"><text:s text:c="7"/>Booleano:</text:span></text:p>
      <text:p text:style-name="P2"><text:span text:style-name="T3"><text:s text:c="7"/></text:span><text:span text:style-name="T11">&lt;</text:span><text:span text:style-name="T6">input</text:span><text:span text:style-name="T3"> </text:span><text:span text:style-name="T4">type</text:span><text:span text:style-name="T8">=</text:span><text:span text:style-name="T5">"checkbox"</text:span><text:span text:style-name="T3"> </text:span><text:span text:style-name="T4">checked</text:span><text:span text:style-name="T8">=</text:span><text:span text:style-name="T6">{</text:span><text:span text:style-name="T9">booleano</text:span><text:span text:style-name="T6">}</text:span><text:span text:style-name="T3"> </text:span><text:span text:style-name="T4">onChange</text:span><text:span text:style-name="T8">=</text:span><text:span text:style-name="T6">{</text:span><text:span text:style-name="T8">(</text:span><text:span text:style-name="T4">e</text:span><text:span text:style-name="T8">) </text:span><text:span text:style-name="T6">=&gt;</text:span><text:span text:style-name="T8"> </text:span><text:span text:style-name="T7">setBooleano</text:span><text:span text:style-name="T8">(</text:span><text:span text:style-name="T4">e</text:span><text:span text:style-name="T8">.</text:span><text:span text:style-name="T4">target</text:span><text:span text:style-name="T8">.</text:span><text:span text:style-name="T4">checked</text:span><text:span text:style-name="T8">)</text:span><text:span text:style-name="T6">}</text:span><text:span text:style-name="T3"> </text:span><text:span text:style-name="T11">/&gt;</text:span></text:p>
      <text:p text:style-name="P2"><text:span text:style-name="T3"><text:s text:c="5"/></text:span><text:span text:style-name="T11">&lt;/</text:span><text:span text:style-name="T6">label</text:span><text:span text:style-name="T11">&gt;</text:span></text:p>
      <text:p text:style-name="P2"><text:span text:style-name="T3"><text:s text:c="5"/></text:span><text:span text:style-name="T11">&lt;</text:span><text:span text:style-name="T6">br</text:span><text:span text:style-name="T3"> </text:span><text:span text:style-name="T11">/&gt;</text:span></text:p>
      <text:p text:style-name="P2"><text:span text:style-name="T3"><text:s text:c="5"/></text:span><text:span text:style-name="T11">&lt;</text:span><text:span text:style-name="T6">label</text:span><text:span text:style-name="T11">&gt;</text:span></text:p>
      <text:p text:style-name="P2"><text:span text:style-name="T3"><text:s text:c="7"/>Dropdown:</text:span></text:p>
      <text:p text:style-name="P2"><text:span text:style-name="T3"><text:s text:c="7"/></text:span><text:span text:style-name="T11">&lt;</text:span><text:span text:style-name="T6">select</text:span><text:span text:style-name="T3"> </text:span><text:span text:style-name="T4">value</text:span><text:span text:style-name="T8">=</text:span><text:span text:style-name="T6">{</text:span><text:span text:style-name="T9">opcaoSelecionada</text:span><text:span text:style-name="T6">}</text:span><text:span text:style-name="T3"> </text:span><text:span text:style-name="T4">onChange</text:span><text:span text:style-name="T8">=</text:span><text:span text:style-name="T6">{</text:span><text:span text:style-name="T8">(</text:span><text:span text:style-name="T4">e</text:span><text:span text:style-name="T8">) </text:span><text:span text:style-name="T6">=&gt;</text:span><text:span text:style-name="T8"> </text:span><text:span text:style-name="T7">setOpcaoSelecionada</text:span><text:span text:style-name="T8">(</text:span><text:span text:style-name="T4">e</text:span><text:span text:style-name="T8">.</text:span><text:span text:style-name="T4">target</text:span><text:span text:style-name="T8">.</text:span><text:span text:style-name="T4">value</text:span><text:span text:style-name="T8">)</text:span><text:span text:style-name="T6">}</text:span><text:span text:style-name="T11">&gt;</text:span></text:p>
      <text:p text:style-name="P2"><text:span text:style-name="T3"><text:s text:c="9"/></text:span><text:span text:style-name="T11">&lt;</text:span><text:span text:style-name="T6">option</text:span><text:span text:style-name="T3"> </text:span><text:span text:style-name="T4">value</text:span><text:span text:style-name="T8">=</text:span><text:span text:style-name="T5">""</text:span><text:span text:style-name="T11">&gt;</text:span><text:span text:style-name="T3">Selecione uma opção</text:span><text:span text:style-name="T11">&lt;/</text:span><text:span text:style-name="T6">option</text:span><text:span text:style-name="T11">&gt;</text:span></text:p>
      <text:p text:style-name="P2"><text:soft-page-break/><text:span text:style-name="T3"><text:s text:c="9"/></text:span><text:span text:style-name="T11">&lt;</text:span><text:span text:style-name="T6">option</text:span><text:span text:style-name="T3"> </text:span><text:span text:style-name="T4">value</text:span><text:span text:style-name="T8">=</text:span><text:span text:style-name="T5">"opcao1"</text:span><text:span text:style-name="T11">&gt;</text:span><text:span text:style-name="T3">Opção 1</text:span><text:span text:style-name="T11">&lt;/</text:span><text:span text:style-name="T6">option</text:span><text:span text:style-name="T11">&gt;</text:span></text:p>
      <text:p text:style-name="P2"><text:span text:style-name="T3"><text:s text:c="9"/></text:span><text:span text:style-name="T11">&lt;</text:span><text:span text:style-name="T6">option</text:span><text:span text:style-name="T3"> </text:span><text:span text:style-name="T4">value</text:span><text:span text:style-name="T8">=</text:span><text:span text:style-name="T5">"opcao2"</text:span><text:span text:style-name="T11">&gt;</text:span><text:span text:style-name="T3">Opção 2</text:span><text:span text:style-name="T11">&lt;/</text:span><text:span text:style-name="T6">option</text:span><text:span text:style-name="T11">&gt;</text:span></text:p>
      <text:p text:style-name="P2"><text:span text:style-name="T3"><text:s text:c="9"/></text:span><text:span text:style-name="T11">&lt;</text:span><text:span text:style-name="T6">option</text:span><text:span text:style-name="T3"> </text:span><text:span text:style-name="T4">value</text:span><text:span text:style-name="T8">=</text:span><text:span text:style-name="T5">"opcao3"</text:span><text:span text:style-name="T11">&gt;</text:span><text:span text:style-name="T3">Opção 3</text:span><text:span text:style-name="T11">&lt;/</text:span><text:span text:style-name="T6">option</text:span><text:span text:style-name="T11">&gt;</text:span></text:p>
      <text:p text:style-name="P2"><text:span text:style-name="T3"><text:s text:c="7"/></text:span><text:span text:style-name="T11">&lt;/</text:span><text:span text:style-name="T6">select</text:span><text:span text:style-name="T11">&gt;</text:span></text:p>
      <text:p text:style-name="P2"><text:span text:style-name="T3"><text:s text:c="5"/></text:span><text:span text:style-name="T11">&lt;/</text:span><text:span text:style-name="T6">label</text:span><text:span text:style-name="T11">&gt;</text:span></text:p>
      <text:p text:style-name="P2"><text:span text:style-name="T3"><text:s text:c="5"/></text:span><text:span text:style-name="T11">&lt;</text:span><text:span text:style-name="T6">br</text:span><text:span text:style-name="T3"> </text:span><text:span text:style-name="T11">/&gt;</text:span></text:p>
      <text:p text:style-name="P2"><text:span text:style-name="T3"><text:s text:c="5"/></text:span><text:span text:style-name="T11">&lt;</text:span><text:span text:style-name="T6">label</text:span><text:span text:style-name="T11">&gt;</text:span></text:p>
      <text:p text:style-name="P2"><text:span text:style-name="T3"><text:s text:c="7"/>Opções de Radio:</text:span></text:p>
      <text:p text:style-name="P2"><text:span text:style-name="T3"><text:s text:c="7"/></text:span><text:span text:style-name="T11">&lt;</text:span><text:span text:style-name="T6">label</text:span><text:span text:style-name="T11">&gt;</text:span></text:p>
      <text:p text:style-name="P2"><text:span text:style-name="T3"><text:s text:c="9"/></text:span><text:span text:style-name="T11">&lt;</text:span><text:span text:style-name="T6">input</text:span><text:span text:style-name="T3"> </text:span><text:span text:style-name="T4">type</text:span><text:span text:style-name="T8">=</text:span><text:span text:style-name="T5">"radio"</text:span><text:span text:style-name="T3"> </text:span><text:span text:style-name="T4">value</text:span><text:span text:style-name="T8">=</text:span><text:span text:style-name="T5">"radio1"</text:span><text:span text:style-name="T3"> </text:span><text:span text:style-name="T4">checked</text:span><text:span text:style-name="T8">=</text:span><text:span text:style-name="T6">{</text:span><text:span text:style-name="T9">opcaoRadio</text:span><text:span text:style-name="T8"> === </text:span><text:span text:style-name="T5">'radio1'</text:span><text:span text:style-name="T6">}</text:span><text:span text:style-name="T3"> </text:span><text:span text:style-name="T4">onChange</text:span><text:span text:style-name="T8">=</text:span><text:span text:style-name="T6">{</text:span><text:span text:style-name="T8">() </text:span><text:span text:style-name="T6">=&gt;</text:span><text:span text:style-name="T8"> </text:span><text:span text:style-name="T7">setOpcaoRadio</text:span><text:span text:style-name="T8">(</text:span><text:span text:style-name="T5">'radio1'</text:span><text:span text:style-name="T8">)</text:span><text:span text:style-name="T6">}</text:span><text:span text:style-name="T3"> </text:span><text:span text:style-name="T11">/&gt;</text:span></text:p>
      <text:p text:style-name="P2"><text:span text:style-name="T3"><text:s text:c="9"/>Opção 1</text:span></text:p>
      <text:p text:style-name="P2"><text:span text:style-name="T3"><text:s text:c="7"/></text:span><text:span text:style-name="T11">&lt;/</text:span><text:span text:style-name="T6">label</text:span><text:span text:style-name="T11">&gt;</text:span></text:p>
      <text:p text:style-name="P2"><text:span text:style-name="T3"><text:s text:c="7"/></text:span><text:span text:style-name="T11">&lt;</text:span><text:span text:style-name="T6">label</text:span><text:span text:style-name="T11">&gt;</text:span></text:p>
      <text:p text:style-name="P2"><text:span text:style-name="T3"><text:s text:c="9"/></text:span><text:span text:style-name="T11">&lt;</text:span><text:span text:style-name="T6">input</text:span><text:span text:style-name="T3"> </text:span><text:span text:style-name="T4">type</text:span><text:span text:style-name="T8">=</text:span><text:span text:style-name="T5">"radio"</text:span><text:span text:style-name="T3"> </text:span><text:span text:style-name="T4">value</text:span><text:span text:style-name="T8">=</text:span><text:span text:style-name="T5">"radio2"</text:span><text:span text:style-name="T3"> </text:span><text:span text:style-name="T4">checked</text:span><text:span text:style-name="T8">=</text:span><text:span text:style-name="T6">{</text:span><text:span text:style-name="T9">opcaoRadio</text:span><text:span text:style-name="T8"> === </text:span><text:span text:style-name="T5">'radio2'</text:span><text:span text:style-name="T6">}</text:span><text:span text:style-name="T3"> </text:span><text:span text:style-name="T4">onChange</text:span><text:span text:style-name="T8">=</text:span><text:span text:style-name="T6">{</text:span><text:span text:style-name="T8">() </text:span><text:span text:style-name="T6">=&gt;</text:span><text:span text:style-name="T8"> </text:span><text:span text:style-name="T7">setOpcaoRadio</text:span><text:span text:style-name="T8">(</text:span><text:span text:style-name="T5">'radio2'</text:span><text:span text:style-name="T8">)</text:span><text:span text:style-name="T6">}</text:span><text:span text:style-name="T3"> </text:span><text:span text:style-name="T11">/&gt;</text:span></text:p>
      <text:p text:style-name="P2"><text:span text:style-name="T3"><text:s text:c="9"/>Opção 2</text:span></text:p>
      <text:p text:style-name="P2"><text:span text:style-name="T3"><text:s text:c="7"/></text:span><text:span text:style-name="T11">&lt;/</text:span><text:span text:style-name="T6">label</text:span><text:span text:style-name="T11">&gt;</text:span></text:p>
      <text:p text:style-name="P2"><text:span text:style-name="T3"><text:s text:c="7"/></text:span><text:span text:style-name="T11">&lt;</text:span><text:span text:style-name="T6">label</text:span><text:span text:style-name="T11">&gt;</text:span></text:p>
      <text:p text:style-name="P2"><text:span text:style-name="T3"><text:s text:c="9"/></text:span><text:span text:style-name="T11">&lt;</text:span><text:span text:style-name="T6">input</text:span><text:span text:style-name="T3"> </text:span><text:span text:style-name="T4">type</text:span><text:span text:style-name="T8">=</text:span><text:span text:style-name="T5">"radio"</text:span><text:span text:style-name="T3"> </text:span><text:span text:style-name="T4">value</text:span><text:span text:style-name="T8">=</text:span><text:span text:style-name="T5">"radio3"</text:span><text:span text:style-name="T3"> </text:span><text:span text:style-name="T4">checked</text:span><text:span text:style-name="T8">=</text:span><text:span text:style-name="T6">{</text:span><text:span text:style-name="T9">opcaoRadio</text:span><text:span text:style-name="T8"> === </text:span><text:span text:style-name="T5">'radio3'</text:span><text:span text:style-name="T6">}</text:span><text:span text:style-name="T3"> </text:span><text:span text:style-name="T4">onChange</text:span><text:span text:style-name="T8">=</text:span><text:span text:style-name="T6">{</text:span><text:span text:style-name="T8">() </text:span><text:span text:style-name="T6">=&gt;</text:span><text:span text:style-name="T8"> </text:span><text:span text:style-name="T7">setOpcaoRadio</text:span><text:span text:style-name="T8">(</text:span><text:span text:style-name="T5">'radio3'</text:span><text:span text:style-name="T8">)</text:span><text:span text:style-name="T6">}</text:span><text:span text:style-name="T3"> </text:span><text:span text:style-name="T11">/&gt;</text:span></text:p>
      <text:p text:style-name="P2"><text:span text:style-name="T3"><text:s text:c="9"/>Opção 3</text:span></text:p>
      <text:p text:style-name="P2"><text:span text:style-name="T3"><text:s text:c="7"/></text:span><text:span text:style-name="T11">&lt;/</text:span><text:span text:style-name="T6">label</text:span><text:span text:style-name="T11">&gt;</text:span></text:p>
      <text:p text:style-name="P2"><text:span text:style-name="T3"><text:s text:c="5"/></text:span><text:span text:style-name="T11">&lt;/</text:span><text:span text:style-name="T6">label</text:span><text:span text:style-name="T11">&gt;</text:span></text:p>
      <text:p text:style-name="P2"><text:soft-page-break/><text:span text:style-name="T3"><text:s text:c="5"/></text:span><text:span text:style-name="T11">&lt;</text:span><text:span text:style-name="T6">br</text:span><text:span text:style-name="T3"> </text:span><text:span text:style-name="T11">/&gt;</text:span></text:p>
      <text:p text:style-name="P2"><text:span text:style-name="T3"><text:s text:c="5"/></text:span><text:span text:style-name="T11">&lt;</text:span><text:span text:style-name="T6">button</text:span><text:span text:style-name="T3"> </text:span><text:span text:style-name="T4">type</text:span><text:span text:style-name="T8">=</text:span><text:span text:style-name="T5">"submit"</text:span><text:span text:style-name="T11">&gt;</text:span><text:span text:style-name="T3">Enviar</text:span><text:span text:style-name="T11">&lt;/</text:span><text:span text:style-name="T6">button</text:span><text:span text:style-name="T11">&gt;</text:span></text:p>
      <text:p text:style-name="P2"><text:span text:style-name="T3"><text:s text:c="3"/></text:span><text:span text:style-name="T11">&lt;/</text:span><text:span text:style-name="T6">form</text:span><text:span text:style-name="T11">&gt;</text:span></text:p>
      <text:p text:style-name="P2"><text:span text:style-name="T3"><text:s/>);</text:span></text:p>
      <text:p text:style-name="P2"><text:span text:style-name="T3">};</text:span></text:p>
      <text:p text:style-name="P3"/>
      <text:p text:style-name="P2"><text:span text:style-name="T2">export</text:span><text:span text:style-name="T3"> </text:span><text:span text:style-name="T2">default</text:span><text:span text:style-name="T3"> </text:span><text:span text:style-name="T7">Formulario</text:span><text:span text:style-name="T3">;</text:span></text:p>
      <text:p text:style-name="P3"/>
      <text:p text:style-name="P3"/>
      <text:p text:style-name="P5"/>
      <text:p text:style-name="P5">ctrl x + y para sair e salvar</text:p>
      <text:p text:style-name="P5"/>
      <text:p text:style-name="P5">Passo 6) Entre no Arquivo App.js na pasta src e apague tudo o que tem lá e cole o seguinte código:</text:p>
      <text:p text:style-name="P5"/>
      <text:p text:style-name="P2"><text:span text:style-name="T2">import</text:span><text:span text:style-name="T3"> </text:span><text:span text:style-name="T4">React</text:span><text:span text:style-name="T3"> </text:span><text:span text:style-name="T2">from</text:span><text:span text:style-name="T3"> </text:span><text:span text:style-name="T5">'react'</text:span><text:span text:style-name="T3">;</text:span></text:p>
      <text:p text:style-name="P2"><text:span text:style-name="T2">import</text:span><text:span text:style-name="T3"> </text:span><text:span text:style-name="T4">Formulario</text:span><text:span text:style-name="T3"> </text:span><text:span text:style-name="T2">from</text:span><text:span text:style-name="T3"> </text:span><text:span text:style-name="T5">'./Formulario'</text:span><text:span text:style-name="T3">;</text:span></text:p>
      <text:p text:style-name="P3"/>
      <text:p text:style-name="P2"><text:span text:style-name="T6">const</text:span><text:span text:style-name="T3"> </text:span><text:span text:style-name="T7">App</text:span><text:span text:style-name="T3"> </text:span><text:span text:style-name="T8">=</text:span><text:span text:style-name="T3"> () </text:span><text:span text:style-name="T6">=&gt;</text:span><text:span text:style-name="T3"> {</text:span></text:p>
      <text:p text:style-name="P2"><text:span text:style-name="T3"><text:s/></text:span><text:span text:style-name="T2">return</text:span><text:span text:style-name="T3"> (</text:span></text:p>
      <text:p text:style-name="P2"><text:span text:style-name="T3"><text:s text:c="3"/></text:span><text:span text:style-name="T11">&lt;</text:span><text:span text:style-name="T6">div</text:span><text:span text:style-name="T11">&gt;</text:span></text:p>
      <text:p text:style-name="P2"><text:span text:style-name="T3"><text:s text:c="5"/></text:span><text:span text:style-name="T11">&lt;</text:span><text:span text:style-name="T6">h1</text:span><text:span text:style-name="T11">&gt;</text:span><text:span text:style-name="T3">Teste de Formulário React</text:span><text:span text:style-name="T11">&lt;/</text:span><text:span text:style-name="T6">h1</text:span><text:span text:style-name="T11">&gt;</text:span></text:p>
      <text:p text:style-name="P2"><text:soft-page-break/><text:span text:style-name="T3"><text:s text:c="5"/></text:span><text:span text:style-name="T11">&lt;</text:span><text:span text:style-name="T12">Formulario</text:span><text:span text:style-name="T3"> </text:span><text:span text:style-name="T11">/&gt;</text:span></text:p>
      <text:p text:style-name="P2"><text:span text:style-name="T3"><text:s text:c="3"/></text:span><text:span text:style-name="T11">&lt;/</text:span><text:span text:style-name="T6">div</text:span><text:span text:style-name="T11">&gt;</text:span></text:p>
      <text:p text:style-name="P2"><text:span text:style-name="T3"><text:s/>);</text:span></text:p>
      <text:p text:style-name="P2"><text:span text:style-name="T3">};</text:span></text:p>
      <text:p text:style-name="P3"/>
      <text:p text:style-name="P2"><text:span text:style-name="T2">export</text:span><text:span text:style-name="T3"> </text:span><text:span text:style-name="T2">default</text:span><text:span text:style-name="T3"> </text:span><text:span text:style-name="T7">App</text:span><text:span text:style-name="T3">;</text:span></text:p>
      <text:p text:style-name="P5"/>
      <text:p text:style-name="P5">Passo 7) Entre no arquivo index.js na pasta src e apague tudo o que tem lá e cole o seguinte código: </text:p>
      <text:p text:style-name="P5"/>
      <text:p text:style-name="P2"><text:span text:style-name="T2">import</text:span><text:span text:style-name="T3"> </text:span><text:span text:style-name="T4">React</text:span><text:span text:style-name="T3"> </text:span><text:span text:style-name="T2">from</text:span><text:span text:style-name="T3"> </text:span><text:span text:style-name="T5">'react'</text:span><text:span text:style-name="T3">;</text:span></text:p>
      <text:p text:style-name="P2"><text:span text:style-name="T2">import</text:span><text:span text:style-name="T3"> </text:span><text:span text:style-name="T4">ReactDOM</text:span><text:span text:style-name="T3"> </text:span><text:span text:style-name="T2">from</text:span><text:span text:style-name="T3"> </text:span><text:span text:style-name="T5">'react-dom'</text:span><text:span text:style-name="T3">;</text:span></text:p>
      <text:p text:style-name="P2"><text:span text:style-name="T2">import</text:span><text:span text:style-name="T3"> </text:span><text:span text:style-name="T4">Formulario</text:span><text:span text:style-name="T3"> </text:span><text:span text:style-name="T2">from</text:span><text:span text:style-name="T3"> </text:span><text:span text:style-name="T5">'./Formulario'</text:span><text:span text:style-name="T3">;</text:span></text:p>
      <text:p text:style-name="P3"/>
      <text:p text:style-name="P2"><text:span text:style-name="T4">ReactDOM</text:span><text:span text:style-name="T3">.</text:span><text:span text:style-name="T7">render</text:span><text:span text:style-name="T3">(</text:span></text:p>
      <text:p text:style-name="P2"><text:span text:style-name="T3"><text:s/></text:span><text:span text:style-name="T11">&lt;</text:span><text:span text:style-name="T12">React.StrictMode</text:span><text:span text:style-name="T11">&gt;</text:span></text:p>
      <text:p text:style-name="P2"><text:span text:style-name="T3"><text:s text:c="3"/></text:span><text:span text:style-name="T11">&lt;</text:span><text:span text:style-name="T12">Formulario</text:span><text:span text:style-name="T3"> </text:span><text:span text:style-name="T11">/&gt;</text:span></text:p>
      <text:p text:style-name="P2"><text:span text:style-name="T3"><text:s/></text:span><text:span text:style-name="T11">&lt;/</text:span><text:span text:style-name="T12">React.StrictMode</text:span><text:span text:style-name="T11">&gt;</text:span><text:span text:style-name="T3">,</text:span></text:p>
      <text:p text:style-name="P2"><text:span text:style-name="T3"><text:s/></text:span><text:span text:style-name="T4">document</text:span><text:span text:style-name="T3">.</text:span><text:span text:style-name="T7">getElementById</text:span><text:span text:style-name="T3">(</text:span><text:span text:style-name="T5">'root'</text:span><text:span text:style-name="T3">)</text:span></text:p>
      <text:p text:style-name="P2"><text:span text:style-name="T3">);</text:span></text:p>
      <text:p text:style-name="P5"/>
      <text:p text:style-name="P5">Pronto, você pode ver nas ferramentas do desenvolvedor, aba de console o json que você mandou no formulário. </text:p>
      <text:p text:style-name="P5"><text:soft-page-break/></text:p>
      <text:p text:style-name="P5">Agora vamos fazer o backend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05" meta:word-count="377" meta:character-count="3213" meta:non-whitespace-character-count="2573"/>
    <meta:generator>LibreOfficeDev/6.0.5.2$Linux_X86_64 LibreOffice_project/</meta:generator>
  </office:meta>
</office:document-meta>
</file>